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DymoFontInvers" svg:font-family="DymoFontInver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7cm" table:align="left"/>
    </style:style>
    <style:style style:name="Table1.A" style:family="table-column">
      <style:table-column-properties style:column-width="8.484cm"/>
    </style:style>
    <style:style style:name="Table1.B" style:family="table-column">
      <style:table-column-properties style:column-width="8.486cm"/>
    </style:style>
    <style:style style:name="Table1.A1" style:family="table-cell">
      <style:table-cell-properties fo:padding="0.3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3cm" fo:border="0.002cm solid #000000"/>
    </style:style>
    <style:style style:name="P1" style:family="paragraph" style:parent-style-name="Table_20_Contents">
      <style:text-properties style:font-name="Verdana" fo:font-size="6pt" style:font-size-asian="6pt" style:font-size-complex="6pt"/>
    </style:style>
    <style:style style:name="P2" style:family="paragraph" style:parent-style-name="Table_20_Contents">
      <style:text-properties style:font-name="Verdana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P3" style:family="paragraph" style:parent-style-name="Table_20_Contents">
      <style:text-properties style:font-name="Verdana" fo:font-size="6pt" fo:font-weight="bold" style:font-size-asian="6pt" style:font-weight-asian="bold" style:font-size-complex="6pt" style:font-weight-complex="bold"/>
    </style:style>
    <style:style style:name="P4" style:family="paragraph" style:parent-style-name="Table_20_Contents">
      <style:text-properties style:font-name="Verdana" fo:font-size="6pt" fo:font-weight="normal" style:font-size-asian="6pt" style:font-weight-asian="normal" style:font-size-complex="6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text-properties style:font-name="Verdana" fo:font-size="8pt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DymoFontInvers" fo:font-size="24pt" fo:font-weight="bold" style:font-size-asian="24pt" style:font-weight-asian="bold" style:font-size-complex="24pt" style:font-weight-complex="bold"/>
    </style:style>
    <style:style style:name="P8" style:family="paragraph" style:parent-style-name="Table_20_Contents">
      <style:text-properties style:font-name="Verdana" fo:font-size="6pt" fo:font-weight="bold" style:font-size-asian="6pt" style:font-weight-asian="bold" style:font-size-complex="6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6pt" fo:font-weight="bold" style:font-size-asian="6pt" style:font-weight-asian="bold" style:font-size-complex="6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Verdana" fo:font-size="6pt" fo:font-weight="bold" style:font-size-asian="6pt" style:font-weight-asian="bold" style:font-size-complex="6pt" style:font-weight-complex="bold"/>
    </style:style>
    <style:style style:name="P11" style:family="paragraph" style:parent-style-name="Table_20_Contents">
      <style:text-properties style:font-name="Verdana" fo:font-size="6pt" style:font-size-asian="6pt" style:font-size-complex="6pt"/>
    </style:style>
    <style:style style:name="P12" style:family="paragraph" style:parent-style-name="Table_20_Contents">
      <style:text-properties style:font-name="Verdana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P13" style:family="paragraph" style:parent-style-name="Table_20_Contents">
      <style:text-properties style:font-name="Verdana" fo:font-size="6pt" fo:font-weight="normal" style:font-size-asian="6pt" style:font-weight-asian="normal" style:font-size-complex="6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11pt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style:font-name="Verdana"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DymoFontInvers"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name="Verdana" fo:font-size="6pt" fo:font-weight="bold" style:font-size-asian="6pt" style:font-weight-asian="bold" style:font-size-complex="6pt" style:font-weight-complex="bold"/>
    </style:style>
    <style:style style:name="T2" style:family="text">
      <style:text-properties style:font-name="Verdana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ARPIE</text:p>
            <text:p text:style-name="P5">Thankyou for supporting ARPIE!</text:p>
            <text:p text:style-name="P6"/>
            <text:p text:style-name="Table_20_Contents"><text:span text:style-name="T1">The information on this page is the </text:span><text:span text:style-name="T2">bare minimum</text:span><text:span text:style-name="T1"> needed to build the project, however you will find expanded information for building your ARPIE at the following URL </text:span><text:a xlink:type="simple" xlink:href="https://github.com/hotchk155/arpie/wiki"><text:span text:style-name="T1">https://github.com/hotchk155/arpie/wiki</text:span></text:a><text:span text:style-name="T1"> </text:span></text:p>
            <text:p text:style-name="P3"/>
            <text:p text:style-name="P3"/>
            <text:p text:style-name="P3">ARPIE Component Designators</text:p>
            <text:p text:style-name="P3"/>
            <text:p text:style-name="P1"><text:span text:style-name="T3">R1, R2, R3, R4, R18 - </text:span>220 Ohm (red-red-brown code) resistor</text:p>
            <text:p text:style-name="P1"/>
            <text:p text:style-name="P1"><text:span text:style-name="T3">R5, R6, R7, R8 -</text:span>1.5 kOhm (brown-green-red code) resistor</text:p>
            <text:p text:style-name="P1"/>
            <text:p text:style-name="P1"><text:span text:style-name="T3">R9, R10, R13 - </text:span>10 kOhm (brown-black-orange code ) resistor</text:p>
            <text:p text:style-name="P1"/>
            <text:p text:style-name="P1"><text:span text:style-name="T3">R11, R12, R14, R15, R16, R17, R19, R20 - </text:span>1 kOhm (brown-black-red code) resistor</text:p>
            <text:p text:style-name="P1"/>
            <text:p text:style-name="P1"><text:span text:style-name="T3">D1, D2 - </text:span>1N4148 Small Signal Diode (small orange/black glass package). Align cathode stripe with corresponding marking on PCB.</text:p>
            <text:p text:style-name="P1"/>
            <text:p text:style-name="P1"><text:span text:style-name="T3">D3 - </text:span>1N4001 Rectifier Diode (black plastic package, silver lettering). Align cathode stripe with corresponding marking on PCB.</text:p>
            <text:p text:style-name="P1"/>
            <text:p text:style-name="P1"><text:span text:style-name="T3">C1, C2, C3, C4, (C9) - </text:span>100nF Ceramic Capacitor (105 code). C9 is optional and allows auto-reset during firmware upload.</text:p>
            <text:p text:style-name="P1"/>
            <text:p text:style-name="P1"><text:span text:style-name="T3">C5, C6 - </text:span>33pF Ceramic Capacitor (33 code)</text:p>
            <text:p text:style-name="P1"/>
            <text:p text:style-name="P1"><text:span text:style-name="T3">C7, C8 - </text:span>4.7uF Electrolytic Capacitor (polarised, check negative terminal marked on package and PCB)</text:p>
            <text:p text:style-name="P1"/>
            <text:p text:style-name="P1"><text:span text:style-name="T3">X1 - </text:span>16MHz Crystal</text:p>
            <text:p text:style-name="P1"/>
            <text:p text:style-name="P1"><text:span text:style-name="T3">TR1 - </text:span>2N3904 General Purpose NPN Transistor (polarity matters, check outline on PCB)</text:p>
            <text:p text:style-name="P1"/>
            <text:p text:style-name="P2">Solder the IC sockets before fitting IC's. Check orientation of pin 1 notch/dimple with markings on PCB)</text:p>
            <text:p text:style-name="P2"/>
            <text:p text:style-name="P1"><text:span text:style-name="T3">IC1 -</text:span>ATMega328P Microcontroller with firmware </text:p>
            <text:p text:style-name="P1"/>
            <text:p text:style-name="P1"><text:span text:style-name="T3">IC2 - </text:span>PIC12F1822 Microcontroller with firmware</text:p>
            <text:p text:style-name="P1"/>
            <text:p text:style-name="P1"><text:span text:style-name="T3">IC3, IC4 - </text:span>6N138/6N139 High Speed Opto-Coupler</text:p>
            <text:p text:style-name="P1"/>
            <text:p text:style-name="P3">Check voltage regulator (IC5) orientation against markings on the PCB</text:p>
            <text:p text:style-name="P3"/>
            <text:p text:style-name="P3">IC5 - <text:span text:style-name="T4">7805-TO220 +5V Voltage Regulator</text:span></text:p>
            <text:p text:style-name="P4"/>
            <text:p text:style-name="P3">LEDs – <text:span text:style-name="T4">ARPIE uses a row of 16 blue LEDs on the control surface PCB. The control surface has 4 other indicator LEDs (suggested red) and the main board has 3 diagnostic LEDs (suggested green). Feel free to use the supplied green and red LEDs as you wish. Remember the anode (positive) terminal of an LED has the longer lead.</text:span></text:p>
            <text:p text:style-name="P4"/>
            <text:p text:style-name="P3">Switches, Battery holder + M2.5 nuts/bolts, Sockets, Pin Headers, Standoff Pillars + M3 bolts<text:span text:style-name="T4"> – it should be reasonably obvious where all those bits go but if in any doubt please refer to the build instructions at the URL given above. The supplied 6 pin header is optional and would be soldered in location </text:span>ICSP1<text:span text:style-name="T4"> where it allows upload of new ARPIE firmware via a suitable cable (e.g. FTDI USB2TTL 5V) and Arduino environment.</text:span></text:p>
            <text:p text:style-name="P4"/>
            <text:p text:style-name="P3">I hope you enjoy your ARPIE. If you have any problems please contact me at the following email <text:a xlink:type="simple" xlink:href="mailto:goarpie@gmail.com">goarpie@gmail.com</text:a> or via the site where you ordered your ARPIE</text:p>
            <text:p text:style-name="P3"/>
            <text:p text:style-name="P3">ARPIE is an open source, open hardware project. All input is welcome, from wish-list ideas to actual code. Also if you do something amazing with your ARPIE I'd love to see it </text:p>
            <text:p text:style-name="P3"/>
            <text:p text:style-name="P3">Cheers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Jason Hotchk155</text:p>
          </table:table-cell>
          <table:table-cell table:style-name="Table1.B1" office:value-type="string">
            <text:p text:style-name="P7">ARPIE</text:p>
            <text:p text:style-name="P5">Thankyou for supporting ARPIE!</text:p>
            <text:p text:style-name="P6"/>
            <text:p text:style-name="Table_20_Contents"><text:span text:style-name="T1">The information on this page is the </text:span><text:span text:style-name="T2">bare minimum</text:span><text:span text:style-name="T1"> needed to build the project, however you will find expanded information for building your ARPIE at the following URL </text:span><text:a xlink:type="simple" xlink:href="https://github.com/hotchk155/arpie/wiki"><text:span text:style-name="T1">https://github.com/hotchk155/arpie/wiki</text:span></text:a><text:span text:style-name="T1"> </text:span></text:p>
            <text:p text:style-name="P3"/>
            <text:p text:style-name="P3"/>
            <text:p text:style-name="P3">ARPIE Component Designators</text:p>
            <text:p text:style-name="P3"/>
            <text:p text:style-name="P1"><text:span text:style-name="T3">R1, R2, R3, R4, R18 - </text:span>220 Ohm (red-red-brown code) resistor</text:p>
            <text:p text:style-name="P1"/>
            <text:p text:style-name="P1"><text:span text:style-name="T3">R5, R6, R7, R8 -</text:span>1.5 kOhm (brown-green-red code) resistor</text:p>
            <text:p text:style-name="P1"/>
            <text:p text:style-name="P1"><text:span text:style-name="T3">R9, R10, R13 - </text:span>10 kOhm (brown-black-orange code ) resistor</text:p>
            <text:p text:style-name="P1"/>
            <text:p text:style-name="P1"><text:span text:style-name="T3">R11, R12, R14, R15, R16, R17, R19, R20 - </text:span>1 kOhm (brown-black-red code) resistor</text:p>
            <text:p text:style-name="P1"/>
            <text:p text:style-name="P1"><text:span text:style-name="T3">D1, D2 - </text:span>1N4148 Small Signal Diode (small orange/black glass package). Align cathode stripe with corresponding marking on PCB.</text:p>
            <text:p text:style-name="P1"/>
            <text:p text:style-name="P1"><text:span text:style-name="T3">D3 - </text:span>1N4001 Rectifier Diode (black plastic package, silver lettering). Align cathode stripe with corresponding marking on PCB.</text:p>
            <text:p text:style-name="P1"/>
            <text:p text:style-name="P1"><text:span text:style-name="T3">C1, C2, C3, C4, (C9) - </text:span>100nF Ceramic Capacitor (105 code). C9 is optional and allows auto-reset during firmware upload.</text:p>
            <text:p text:style-name="P1"/>
            <text:p text:style-name="P1"><text:span text:style-name="T3">C5, C6 - </text:span>33pF Ceramic Capacitor (33 code)</text:p>
            <text:p text:style-name="P1"/>
            <text:p text:style-name="P1"><text:span text:style-name="T3">C7, C8 - </text:span>4.7uF Electrolytic Capacitor (polarised, check negative terminal marked on package and PCB)</text:p>
            <text:p text:style-name="P1"/>
            <text:p text:style-name="P1"><text:span text:style-name="T3">X1 - </text:span>16MHz Crystal</text:p>
            <text:p text:style-name="P1"/>
            <text:p text:style-name="P1"><text:span text:style-name="T3">TR1 - </text:span>2N3904 General Purpose NPN Transistor (polarity matters, check outline on PCB)</text:p>
            <text:p text:style-name="P1"/>
            <text:p text:style-name="P2">Solder the IC sockets before fitting IC's. Check orientation of pin 1 notch/dimple with markings on PCB)</text:p>
            <text:p text:style-name="P2"/>
            <text:p text:style-name="P1"><text:span text:style-name="T3">IC1 -</text:span>ATMega328P Microcontroller with firmware </text:p>
            <text:p text:style-name="P1"/>
            <text:p text:style-name="P1"><text:span text:style-name="T3">IC2 - </text:span>PIC12F1822 Microcontroller with firmware</text:p>
            <text:p text:style-name="P1"/>
            <text:p text:style-name="P1"><text:span text:style-name="T3">IC3, IC4 - </text:span>6N138/6N139 High Speed Opto-Coupler</text:p>
            <text:p text:style-name="P1"/>
            <text:p text:style-name="P3">Check voltage regulator (IC5) orientation against markings on the PCB</text:p>
            <text:p text:style-name="P3"/>
            <text:p text:style-name="P3">IC5 - <text:span text:style-name="T4">7805-TO220 +5V Voltage Regulator</text:span></text:p>
            <text:p text:style-name="P4"/>
            <text:p text:style-name="P3">LEDs – <text:span text:style-name="T4">ARPIE uses a row of 16 blue LEDs on the control surface PCB. The control surface has 4 other indicator LEDs (suggested red) and the main board has 3 diagnostic LEDs (suggested green). Feel free to use the supplied green and red LEDs as you wish. Remember the anode (positive) terminal of an LED has the longer lead.</text:span></text:p>
            <text:p text:style-name="P4"/>
            <text:p text:style-name="P3">Switches, Battery holder + M2.5 nuts/bolts, Sockets, Pin Headers, Standoff Pillars + M3 bolts<text:span text:style-name="T4"> – it should be reasonably obvious where all those bits go but if in any doubt please refer to the build instructions at the URL given above. The supplied 6 pin header is optional and would be soldered in location </text:span>ICSP1<text:span text:style-name="T4"> where it allows upload of new ARPIE firmware via a suitable cable (e.g. FTDI USB2TTL 5V) and Arduino environment.</text:span></text:p>
            <text:p text:style-name="P4"/>
            <text:p text:style-name="P3">I hope you enjoy your ARPIE. If you have any problems please contact me at the following email <text:a xlink:type="simple" xlink:href="mailto:goarpie@gmail.com">goarpie@gmail.com</text:a> or via the site where you ordered your ARPIE</text:p>
            <text:p text:style-name="P3"/>
            <text:p text:style-name="P3">ARPIE is an open source, open hardware project. All input is welcome, from wish-list ideas to actual code. Also if you do something amazing with your ARPIE I'd love to see it </text:p>
            <text:p text:style-name="P3"/>
            <text:p text:style-name="P3">Cheers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9"/>
            <text:p text:style-name="P10">Jason Hotchk15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DymoFontInvers" svg:font-family="DymoFontInver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son Hotchkiss</meta:initial-creator>
    <meta:creation-date>2013-04-25T21:43:08.38</meta:creation-date>
    <meta:printed-by>Jason Hotchkiss</meta:printed-by>
    <meta:print-date>2013-04-25T22:38:50.54</meta:print-date>
    <dc:date>2013-05-14T10:12:26.85</dc:date>
    <dc:creator>Jason Hotchkiss</dc:creator>
    <meta:editing-duration>PT06H30M02S</meta:editing-duration>
    <meta:editing-cycles>8</meta:editing-cycles>
    <meta:generator>OpenOffice.org/3.2$Win32 OpenOffice.org_project/320m18$Build-9502</meta:generator>
    <meta:document-statistic meta:table-count="1" meta:image-count="0" meta:object-count="0" meta:page-count="1" meta:paragraph-count="54" meta:word-count="852" meta:character-count="5168"/>
  </office:meta>
</office:document-meta>
</file>